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f27e" officeooo:paragraph-rsid="001ff27e"/>
    </style:style>
    <style:style style:name="P2" style:family="paragraph" style:parent-style-name="Heading_20_1">
      <style:text-properties officeooo:rsid="001ff27e" officeooo:paragraph-rsid="001ff27e"/>
    </style:style>
    <style:style style:name="P3" style:family="paragraph" style:parent-style-name="Text_20_body" style:list-style-name="L1">
      <style:text-properties officeooo:rsid="001ff27e" officeooo:paragraph-rsid="001ff27e"/>
    </style:style>
    <style:style style:name="P4" style:family="paragraph" style:parent-style-name="Text_20_body" style:list-style-name="L1">
      <style:text-properties officeooo:rsid="00200a90" officeooo:paragraph-rsid="00200a90"/>
    </style:style>
    <style:style style:name="P5" style:family="paragraph" style:parent-style-name="Text_20_body" style:list-style-name="L2">
      <style:text-properties officeooo:rsid="001ff27e" officeooo:paragraph-rsid="001ff27e"/>
    </style:style>
    <style:style style:name="P6" style:family="paragraph" style:parent-style-name="Text_20_body" style:list-style-name="L2">
      <style:text-properties officeooo:rsid="00200a90" officeooo:paragraph-rsid="00200a90"/>
    </style:style>
    <style:style style:name="P7" style:family="paragraph" style:parent-style-name="Text_20_body" style:list-style-name="L3">
      <style:paragraph-properties fo:text-align="start" style:justify-single-word="false"/>
      <style:text-properties officeooo:paragraph-rsid="00200a90"/>
    </style:style>
    <style:style style:name="P8" style:family="paragraph" style:parent-style-name="Text_20_body" style:list-style-name="L3">
      <style:paragraph-properties fo:text-align="start" style:justify-single-word="false"/>
      <style:text-properties officeooo:rsid="00200a90" officeooo:paragraph-rsid="00200a90"/>
    </style:style>
    <style:style style:name="P9" style:family="paragraph" style:parent-style-name="Text_20_body" style:list-style-name="L4">
      <style:text-properties officeooo:rsid="001ff27e" officeooo:paragraph-rsid="001ff27e"/>
    </style:style>
    <style:style style:name="P10" style:family="paragraph" style:parent-style-name="Text_20_body" style:list-style-name="L4">
      <style:text-properties officeooo:rsid="00200a90" officeooo:paragraph-rsid="00200a90"/>
    </style:style>
    <style:style style:name="P11" style:family="paragraph" style:parent-style-name="Text_20_body" style:list-style-name="L5">
      <style:text-properties officeooo:rsid="00200a90" officeooo:paragraph-rsid="00200a90"/>
    </style:style>
    <style:style style:name="P12" style:family="paragraph" style:parent-style-name="Text_20_body">
      <style:text-properties officeooo:rsid="00200a90" officeooo:paragraph-rsid="00200a90"/>
    </style:style>
    <style:style style:name="P13" style:family="paragraph" style:parent-style-name="Horizontal_20_Line">
      <style:text-properties officeooo:rsid="00200a90" officeooo:paragraph-rsid="00200a90"/>
    </style:style>
    <style:style style:name="P14" style:family="paragraph" style:parent-style-name="Heading_20_3">
      <style:text-properties officeooo:rsid="00200a90" officeooo:paragraph-rsid="00200a90"/>
    </style:style>
    <style:style style:name="P15" style:family="paragraph" style:parent-style-name="Text_20_body" style:list-style-name="L6"/>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style style:name="P18" style:family="paragraph" style:parent-style-name="Text_20_body" style:list-style-name="L7">
      <style:paragraph-properties fo:margin-top="0in" fo:margin-bottom="0in" style:contextual-spacing="false"/>
    </style:style>
    <style:style style:name="P19" style:family="paragraph" style:parent-style-name="Text_20_body" style:list-style-name="L8"/>
    <style:style style:name="P20" style:family="paragraph" style:parent-style-name="Text_20_body" style:list-style-name="L8">
      <style:paragraph-properties fo:margin-top="0in" fo:margin-bottom="0in" style:contextual-spacing="false"/>
    </style:style>
    <style:style style:name="P21" style:family="paragraph" style:parent-style-name="Text_20_body" style:list-style-name="L9"/>
    <style:style style:name="P22" style:family="paragraph" style:parent-style-name="Text_20_body" style:list-style-name="L9">
      <style:paragraph-properties fo:margin-top="0in" fo:margin-bottom="0in" style:contextual-spacing="false"/>
    </style:style>
    <style:style style:name="T1" style:family="text">
      <style:text-properties officeooo:rsid="001ff27e"/>
    </style:style>
    <style:style style:name="T2" style:family="text">
      <style:text-properties fo:font-style="italic"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elow is a list of user stories for Scryptwright, ordered by priority. Below that is an AI-generated list of requirements which we sampled from.</text:p>
      <text:p text:style-name="P1"/>
      <text:h text:style-name="P2" text:outline-level="1">Priority 1</text:h>
      <text:list text:style-name="L1">
        <text:list-item>
          <text:p text:style-name="P3">As a developer, I want a unified application back-end so that developing additional features (“applets”) will be simple and consistent.</text:p>
        </text:list-item>
        <text:list-item>
          <text:p text:style-name="P3">As a user, I want to be able to manage multiple novels through Scryptwright so that I am not limited to one work at a time.</text:p>
        </text:list-item>
        <text:list-item>
          <text:p text:style-name="P3">As a user, I want to be able to manage my manuscript files through Scryptwright so that I don’t have to work in other applications.</text:p>
        </text:list-item>
        <text:list-item>
          <text:p text:style-name="P3">As a user, I want my manuscript to automatically save changes so that my work is not lost in accidents.</text:p>
        </text:list-item>
        <text:list-item>
          <text:p text:style-name="P3">As a user, I want to be able to richly format text so that I can provide additional emphases or highlights to the work.</text:p>
        </text:list-item>
        <text:list-item>
          <text:p text:style-name="P3">As a user, I want to be able to manage settings in the app so that I can customize the app’s behavior to my preferences.</text:p>
        </text:list-item>
        <text:list-item>
          <text:p text:style-name="P3">As a user, I want to be able to open and edit my manuscript pages in Scryptwright so that I can make progress on the novel.</text:p>
        </text:list-item>
        <text:list-item>
          <text:p text:style-name="P4">As a user, I want to keep all of the files Scryptwright uses secure, so that my manuscripts are not leaked online through the application.</text:p>
        </text:list-item>
      </text:list>
      <text:h text:style-name="P2" text:outline-level="1">Priority 2</text:h>
      <text:list text:style-name="L2">
        <text:list-item>
          <text:p text:style-name="P5">As a user, I want Scryptwright to be lightweight and fast to run so that it doesn’t slow my writing down.</text:p>
        </text:list-item>
        <text:list-item>
          <text:p text:style-name="P5">As a user, I want to be able to search for text within my manuscript (and planning) files, both globally and locally, so that I can quickly recall information I forgot the location of.</text:p>
        </text:list-item>
        <text:list-item>
          <text:p text:style-name="P5">As a user, I want to be able to link files together using hyperlinks so that I can quickly jump between related files.</text:p>
        </text:list-item>
        <text:list-item>
          <text:p text:style-name="P5">As a user, I want to be able to adjust the user interface theme to my preference so that I can write in an environment that is aesthetically pleasing to me.</text:p>
        </text:list-item>
        <text:list-item>
          <text:p text:style-name="P5">As a user, I want to be able to add comments to files so that I can review my work non-destructively.</text:p>
        </text:list-item>
        <text:list-item>
          <text:p text:style-name="P5">As a user, I want to be able to display files on a 2-dimensional “canvas” so that I can visually organize my ideas, or even build collage boards.</text:p>
        </text:list-item>
        <text:list-item>
          <text:p text:style-name="P5"><text:soft-page-break/>As a user, I want to be able to concatenate my entire novel into a single Markdown file so that I can send it to publishers.</text:p>
        </text:list-item>
        <text:list-item>
          <text:p text:style-name="P6">As a user, I want to have an outline view to separate my manuscript files into chapters and acts so that I can build the novel’s structure easily.</text:p>
        </text:list-item>
      </text:list>
      <text:h text:style-name="P2" text:outline-level="1">Priority 3</text:h>
      <text:list text:style-name="L3">
        <text:list-item>
          <text:p text:style-name="P7"><text:span text:style-name="T1">As a user, I want to be able to switch between a reading view, an editing view, and a comment view so that I can see my Markdown files in different formats.</text:span></text:p>
        </text:list-item>
        <text:list-item>
          <text:p text:style-name="P8">As a user, I want a “lore entry” section where I can store research, character details, world information, and other notes so that I can keep track of my novel’s setting.</text:p>
        </text:list-item>
      </text:list>
      <text:list text:style-name="L4">
        <text:list-item>
          <text:p text:style-name="P9">As a user, I want to be able to tag files so that I can easily group information together, or search for a tag to pull all of those files up.</text:p>
        </text:list-item>
        <text:list-item>
          <text:p text:style-name="P9">As a user, I want a thesaurus so that I can change my word choice.</text:p>
        </text:list-item>
        <text:list-item>
          <text:p text:style-name="P9">As a user, I want a spelling check so that I can avoid making typos.</text:p>
        </text:list-item>
        <text:list-item>
          <text:p text:style-name="P9">As a user, I want a grammar check so that I can avoid making writing mistakes.</text:p>
        </text:list-item>
        <text:list-item>
          <text:p text:style-name="P10">As a user, I want to be able to set writing goals for myself so that I can motivate myself to stay on pace.</text:p>
        </text:list-item>
      </text:list>
      <text:h text:style-name="P2" text:outline-level="1">Priority 4</text:h>
      <text:list text:style-name="L5">
        <text:list-item>
          <text:p text:style-name="P11">As a user, I want to be able to access version histories for my manuscripts so that I can track what changes I have made to my work.</text:p>
        </text:list-item>
        <text:list-item>
          <text:p text:style-name="P11">As a user, I want to be able to save multiple drafts of a manuscript note so that I can compare my drafts to pick the best one.</text:p>
        </text:list-item>
        <text:list-item>
          <text:p text:style-name="P11">As a user, I want a tutorial so that I can learn to use the application.</text:p>
        </text:list-item>
        <text:list-item>
          <text:p text:style-name="P11">As a user, I want a randomized prompt generator to ask me questions about my characters and setting so that I can come up with new ideas more easily.</text:p>
        </text:list-item>
      </text:list>
      <text:p text:style-name="P12"/>
      <text:p text:style-name="P13"/>
      <text:h text:style-name="Heading_20_1" text:outline-level="1"><text:soft-page-break/><text:span text:style-name="Strong_20_Emphasis">AI-Generated </text:span></text:h>
      <text:h text:style-name="P14" text:outline-level="3"><text:span text:style-name="Strong_20_Emphasis"><text:span text:style-name="T2">Prompt: </text:span></text:span><text:span text:style-name="Strong_20_Emphasis"><text:span text:style-name="T3">Generate some user stories for a novel-writing application. The application is a text editor with additional features to help novelists structure and edit their work. It does not provide any prompts or creative inspiration to the author. Be precise, and create user stories that cover practical concerns (how the app works), aesthetic concerns (how the app looks), software concerns (how the app runs), and authorial concerns (things that an author might want in the application). Organize them into four priority categories (critical, high, medium, low) in order of how they should be implemented. Do not generate acceptance criteria.</text:span></text:span></text:h>
      <text:h text:style-name="P14" text:outline-level="3"><text:span text:style-name="Strong_20_Emphasis">Critical</text:span></text:h>
      <text:list text:style-name="L6">
        <text:list-item>
          <text:p text:style-name="P15"><text:span text:style-name="Strong_20_Emphasis">Markdown Support</text:span></text:p>
          <text:list>
            <text:list-item>
              <text:p text:style-name="P16">As a novelist, I want to write using Markdown syntax so that I can easily format my text (bold, italics, headers) without relying on a complex toolbar.</text:p>
            </text:list-item>
          </text:list>
        </text:list-item>
        <text:list-item>
          <text:p text:style-name="P15"><text:span text:style-name="Strong_20_Emphasis">Live Preview of Markdown</text:span></text:p>
          <text:list>
            <text:list-item>
              <text:p text:style-name="P16">As a novelist, I want to see a live preview of how my Markdown-formatted text will appear when rendered, so I can ensure the final formatting matches my intentions.</text:p>
            </text:list-item>
          </text:list>
        </text:list-item>
        <text:list-item>
          <text:p text:style-name="P15"><text:span text:style-name="Strong_20_Emphasis">Save and Auto-Save</text:span></text:p>
          <text:list>
            <text:list-item>
              <text:p text:style-name="P16">As a novelist, I need to be able to manually save my work and have it auto-save at regular intervals to prevent data loss.</text:p>
            </text:list-item>
          </text:list>
        </text:list-item>
        <text:list-item>
          <text:p text:style-name="P15"><text:span text:style-name="Strong_20_Emphasis">Document Structuring (Folder and File Organization)</text:span></text:p>
          <text:list>
            <text:list-item>
              <text:p text:style-name="P16">As a novelist, I want to organize my manuscript into folders and files (chapters and scenes) to keep the structure of my novel clear and navigable.</text:p>
            </text:list-item>
          </text:list>
        </text:list-item>
        <text:list-item>
          <text:p text:style-name="P15"><text:span text:style-name="Strong_20_Emphasis">Version Control</text:span></text:p>
          <text:list>
            <text:list-item>
              <text:p text:style-name="P15">As a novelist, I want the ability to revert to previous versions of a document, especially when I make significant changes that might need to be undone.</text:p>
            </text:list-item>
          </text:list>
        </text:list-item>
      </text:list>
      <text:h text:style-name="Heading_20_3" text:outline-level="3"><text:span text:style-name="Strong_20_Emphasis">High</text:span></text:h>
      <text:list text:style-name="L7">
        <text:list-item>
          <text:p text:style-name="P17"><text:span text:style-name="Strong_20_Emphasis">Search and Replace with Regex</text:span></text:p>
          <text:list>
            <text:list-item>
              <text:p text:style-name="P18">As a novelist, I want the ability to search and replace across multiple files using regular expressions (regex) so that I can quickly find and fix issues in the manuscript.</text:p>
            </text:list-item>
          </text:list>
        </text:list-item>
        <text:list-item>
          <text:p text:style-name="P17"><text:span text:style-name="Strong_20_Emphasis">Customizable Themes and Appearance</text:span></text:p>
          <text:list>
            <text:list-item>
              <text:p text:style-name="P18">As a novelist, I want the application to support customizable themes (light, dark, custom colors) and font settings (size, typeface) to create a comfortable and personalized writing environment.</text:p>
            </text:list-item>
          </text:list>
        </text:list-item>
        <text:list-item>
          <text:p text:style-name="P17"><text:span text:style-name="Strong_20_Emphasis">Cross-Document Linking</text:span></text:p>
          <text:list>
            <text:list-item>
              <text:p text:style-name="P18"><text:soft-page-break/>As a novelist, I want the ability to create links between different chapters, scenes, or notes in my manuscript using Markdown-style internal links (e.g., <text:span text:style-name="Source_20_Text">[Chapter 1](Chapter-1.md)</text:span>), to better organize my ideas and storyline.</text:p>
            </text:list-item>
          </text:list>
        </text:list-item>
        <text:list-item>
          <text:p text:style-name="P17"><text:span text:style-name="Strong_20_Emphasis">Outline and Sidebar</text:span></text:p>
          <text:list>
            <text:list-item>
              <text:p text:style-name="P18">As a novelist, I want a sidebar that displays my manuscript's file structure (chapter names, sections, etc.) in outline form, so I can easily navigate and organize my novel.</text:p>
            </text:list-item>
          </text:list>
        </text:list-item>
        <text:list-item>
          <text:p text:style-name="P17"><text:span text:style-name="Strong_20_Emphasis">Word Count Tracking</text:span></text:p>
          <text:list>
            <text:list-item>
              <text:p text:style-name="P17">As a novelist, I want to track the word count of each file and for the entire manuscript to stay on top of my writing progress and goals.</text:p>
            </text:list-item>
          </text:list>
        </text:list-item>
      </text:list>
      <text:h text:style-name="Heading_20_3" text:outline-level="3"><text:span text:style-name="Strong_20_Emphasis">Medium</text:span></text:h>
      <text:list text:style-name="L8">
        <text:list-item>
          <text:p text:style-name="P19"><text:span text:style-name="Strong_20_Emphasis">Distraction-Free Mode</text:span></text:p>
          <text:list>
            <text:list-item>
              <text:p text:style-name="P20">As a novelist, I want a distraction-free mode that hides all the interface elements, leaving only the text area visible, to help me focus on writing without distractions.</text:p>
            </text:list-item>
          </text:list>
        </text:list-item>
        <text:list-item>
          <text:p text:style-name="P19"><text:span text:style-name="Strong_20_Emphasis">Document Linking and Cross-Referencing</text:span></text:p>
          <text:list>
            <text:list-item>
              <text:p text:style-name="P20">As a novelist, I want to be able to link to external documents, research, or web pages (via Markdown links) directly in my manuscript for easy reference without leaving the application.</text:p>
            </text:list-item>
          </text:list>
        </text:list-item>
        <text:list-item>
          <text:p text:style-name="P19"><text:span text:style-name="Strong_20_Emphasis">Export Options (Markdown, PDF, DOCX)</text:span></text:p>
          <text:list>
            <text:list-item>
              <text:p text:style-name="P20">As a novelist, I want to export my manuscript in various formats (Markdown, PDF, DOCX) so that I can share or submit it in the format required by others.</text:p>
            </text:list-item>
          </text:list>
        </text:list-item>
        <text:list-item>
          <text:p text:style-name="P19"><text:span text:style-name="Strong_20_Emphasis">Track Changes and Comments</text:span></text:p>
          <text:list>
            <text:list-item>
              <text:p text:style-name="P20">As a novelist, I want to leave comments or track changes in my manuscript using simple annotations, so I can easily review feedback or reminders to myself.</text:p>
            </text:list-item>
          </text:list>
        </text:list-item>
        <text:list-item>
          <text:p text:style-name="P19"><text:span text:style-name="Strong_20_Emphasis">Tagging and Metadata Support</text:span></text:p>
          <text:list>
            <text:list-item>
              <text:p text:style-name="P19">As a novelist, I want to add tags or metadata (e.g., "plot twist," "character arc") to chapters or scenes using Markdown so I can quickly find relevant sections or ideas.</text:p>
            </text:list-item>
          </text:list>
        </text:list-item>
      </text:list>
      <text:h text:style-name="Heading_20_3" text:outline-level="3"><text:span text:style-name="Strong_20_Emphasis">Low</text:span></text:h>
      <text:list text:style-name="L9">
        <text:list-item>
          <text:p text:style-name="P21"><text:span text:style-name="Strong_20_Emphasis">Spelling and Grammar Checker</text:span></text:p>
          <text:list>
            <text:list-item>
              <text:p text:style-name="P22">As a novelist, I want an integrated spelling and grammar checker that works with Markdown so I can review my work for mistakes without needing to leave the app.</text:p>
            </text:list-item>
          </text:list>
        </text:list-item>
        <text:list-item>
          <text:p text:style-name="P21"><text:span text:style-name="Strong_20_Emphasis">Keyboard Shortcuts for Markdown Formatting</text:span></text:p>
          <text:list>
            <text:list-item>
              <text:p text:style-name="P22">As a novelist, I want customizable keyboard shortcuts (e.g., Ctrl+B for bold, Ctrl+I for italics) to quickly apply Markdown formatting while writing.</text:p>
            </text:list-item>
          </text:list>
        </text:list-item>
        <text:list-item>
          <text:p text:style-name="P21"><text:span text:style-name="Strong_20_Emphasis">Cloud Sync and Backup</text:span></text:p>
          <text:list>
            <text:list-item>
              <text:p text:style-name="P22"><text:soft-page-break/>As a novelist, I want my work to be automatically synced across devices via cloud storage, so I can write on one device and continue seamlessly on another.</text:p>
            </text:list-item>
          </text:list>
        </text:list-item>
        <text:list-item>
          <text:p text:style-name="P21"><text:span text:style-name="Strong_20_Emphasis">Distraction-Free Writing with Split View</text:span></text:p>
          <text:list>
            <text:list-item>
              <text:p text:style-name="P22">As a novelist, I want the option to use a split-screen view with the text editor on one side and a preview or notes on the other, allowing me to reference material while writing.</text:p>
            </text:list-item>
          </text:list>
        </text:list-item>
        <text:list-item>
          <text:p text:style-name="P21"><text:span text:style-name="Strong_20_Emphasis">Markdown Export Customization</text:span></text:p>
          <text:list>
            <text:list-item>
              <text:p text:style-name="P22">As a novelist, I want to customize the export settings for Markdown (e.g., including/excluding front matter, table of contents) to tailor the export to my needs.</text:p>
            </text:list-item>
          </text:list>
        </text:list-item>
        <text:list-item>
          <text:p text:style-name="P21"><text:span text:style-name="Strong_20_Emphasis">Customizable Hotkeys</text:span></text:p>
          <text:list>
            <text:list-item>
              <text:p text:style-name="P22">As a novelist, I want to define my own hotkeys for common tasks (e.g., bold, italicize, save) to streamline my writing process.</text:p>
            </text:list-item>
          </text:list>
        </text:list-item>
        <text:list-item>
          <text:p text:style-name="P21"><text:span text:style-name="Strong_20_Emphasis">Cross-Platform Compatibility</text:span></text:p>
          <text:list>
            <text:list-item>
              <text:p text:style-name="P21">As a novelist, I want the application to be available on multiple platforms (Windows, macOS, Linux) so I can use it on any device I prefer.</text:p>
            </text:list-item>
          </text:list>
        </text:list-item>
      </text:list>
      <text:p text:style-name="P12"><text:span text:style-name="Strong_20_Emphasi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24T13:44:12.840000000</meta:creation-date>
    <meta:generator>LibreOffice/24.8.4.2$Windows_X86_64 LibreOffice_project/bb3cfa12c7b1bf994ecc5649a80400d06cd71002</meta:generator>
    <dc:date>2025-01-24T14:08:17.175000000</dc:date>
    <meta:editing-duration>PT38S</meta:editing-duration>
    <meta:editing-cycles>1</meta:editing-cycles>
    <meta:document-statistic meta:table-count="0" meta:image-count="0" meta:object-count="0" meta:page-count="5" meta:paragraph-count="82" meta:word-count="1566" meta:character-count="8434" meta:non-whitespace-character-count="7020"/>
  </office:meta>
</office:document-meta>
</file>